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I/O</text:p>
      <text:p text:style-name="Standard"/>
      <text:p text:style-name="P3">General</text:p>
      <text:p text:style-name="Standard">fileobj = open(’foo.txt’, ’r’) <text:s/># <text:s/>'r' for read; 'w' for write</text:p>
      <text:p text:style-name="Standard">fileobj = S.NetCDFFile(’air.mon.mean.nc’, mode=’r’)</text:p>
      <text:p text:style-name="Standard">fileobj.close()</text:p>
      <text:p text:style-name="Standard"/>
      <text:p text:style-name="P3">Text files</text:p>
      <text:p text:style-name="Standard"/>
      <text:p text:style-name="P2">Read</text:p>
      <text:p text:style-name="Standard"/>
      <text:p text:style-name="Standard">aline = fileobj.readline() <text:s text:c="2"/># a single line</text:p>
      <text:p text:style-name="Standard">contents = fileobj.readlines() <text:s/># all lines of a text file, Each element also contains the newline character, from the end of each line in the ﬁle</text:p>
      <text:p text:style-name="Standard"/>
      <text:p text:style-name="P2">Write</text:p>
      <text:p text:style-name="Standard"/>
      <text:p text:style-name="Standard">fileobj.write(astr)</text:p>
      <text:p text:style-name="Standard">fileobj.write(astr+’\n’) # to include new line</text:p>
      <text:p text:style-name="Standard">fileobj.writelines(contents) # write a list of strings</text:p>
      <text:p text:style-name="Standard"/>
      <text:p text:style-name="Standard">Creating arrays to write to file</text:p>
      <text:p text:style-name="Standard">a = ’3.4 2.1 -2.6’</text:p>
      <text:p text:style-name="Standard">print a.split(’ ’)</text:p>
      <text:p text:style-name="Standard">[’3.4’, ’2.1’, ’-2.6’]</text:p>
      <text:p text:style-name="Standard"/>
      <text:p text:style-name="Standard">Postprocessing a read in text file</text:p>
      <text:p text:style-name="Standard">a = [’hello’, ’there’, ’everyone’]</text:p>
      <text:p text:style-name="Standard">’\t’.join(a)</text:p>
      <text:p text:style-name="Standard">’hello\tthere\teveryone’</text:p>
      <text:p text:style-name="Standard"/>
      <text:p text:style-name="Standard">Turn a list of strings into numbers</text:p>
      <text:p text:style-name="Standard">import numpy as N</text:p>
      <text:p text:style-name="Standard">anum = N.zeros(len(a), ’d’)</text:p>
      <text:p text:style-name="Standard">for i in xrange(len(a)):</text:p>
      <text:p text:style-name="Standard">anum[i] = float(a[i])</text:p>
      <text:p text:style-name="Standard"/>
      <text:p text:style-name="Standard">anum = N.array(a).astype(’d’) <text:s/># <text:s/>takes a list of strings a, converts it from a list to an</text:p>
      <text:p text:style-name="Standard"><text:s text:c="50"/># array of strings using the array func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Example</text:p>
      <text:p text:style-name="Standard">import numpy as N</text:p>
      <text:p text:style-name="Standard">outputstr = [’\n’]*len(T) #- Convert to string</text:p>
      <text:p text:style-name="Standard">for i in xrange(len(T)): # and add newlines</text:p>
      <text:p text:style-name="Standard">outputstr[i] = \</text:p>
      <text:p text:style-name="Standard">str(T[i]) + outputstr[i]</text:p>
      <text:p text:style-name="Standard">fileout = open(’one-col_temp.txt’, ’w’) #- Write out</text:p>
      <text:p text:style-name="Standard">fileout.writelines(outputstr) # to the</text:p>
      <text:p text:style-name="Standard">fileout.close() # file</text:p>
      <text:p text:style-name="Standard">filein = open(’one-col_temp.txt’, ’r’) #- Read in</text:p>
      <text:p text:style-name="Standard">inputstr = filein.readlines() # from the</text:p>
      <text:p text:style-name="Standard">filein.close() # file</text:p>
      <text:p text:style-name="Standard">Tnew = N.zeros(len(inputstr), ’f’) #- Convert</text:p>
      <text:p text:style-name="Standard">for i in xrange(len(inputstr)): # string to</text:p>
      <text:p text:style-name="Standard">Tnew[i] = float(inputstr[i]) # numbers</text:p>
      <text:p text:style-name="Standard">see the asciiread function in PyNGL, the readAscii function in the Climate Data Analysis Tools (CDAT), and the SciPy Cookbook i/o page5 for examples.</text:p>
      <text:p text:style-name="Standard">NETCDF</text:p>
      <text:p text:style-name="Standard"/>
      <text:p text:style-name="Standard">from netCDF4 import Dataset</text:p>
      <text:p text:style-name="Standard"/>
      <text:p text:style-name="Standard">latitudes = data.variables['lat'] <text:s/>#read la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30T16:32:07.99</meta:creation-date>
    <dc:date>2013-09-02T14:49:44</dc:date>
    <meta:editing-duration>PT47H13M48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2" meta:paragraph-count="47" meta:word-count="269" meta:character-count="1700"/>
    <dc:creator>Ruth Petrie</dc:creator>
  </office:meta>
</office:document-meta>
</file>